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officeooo:rsid="002b461e" officeooo:paragraph-rsid="002b461e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officeooo:rsid="002b461e" officeooo:paragraph-rsid="002f6743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officeooo:rsid="00314257" officeooo:paragraph-rsid="00314257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officeooo:rsid="00314257" officeooo:paragraph-rsid="0032efcd" style:font-size-asian="12pt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officeooo:rsid="0032efcd" officeooo:paragraph-rsid="0032efcd" style:font-size-asian="12pt" style:font-size-complex="12pt"/>
    </style:style>
    <style:style style:name="P6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fo:font-weight="bold" officeooo:rsid="002b461e" officeooo:paragraph-rsid="002b46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15%"/>
      <style:text-properties style:font-name="Open Sans" fo:font-size="12pt" fo:font-weight="bold" officeooo:rsid="002f6743" officeooo:paragraph-rsid="002f6743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style:font-name="Open Sans" fo:font-size="14pt" fo:font-weight="bold" officeooo:rsid="002f6743" officeooo:paragraph-rsid="002f6743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Open Sans" fo:font-size="10pt" officeooo:rsid="0013acc2" officeooo:paragraph-rsid="0037927a" style:font-size-asian="10pt" style:font-size-complex="10pt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officeooo:paragraph-rsid="002b461e"/>
    </style:style>
    <style:style style:name="P1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officeooo:paragraph-rsid="0037927a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officeooo:rsid="0038a459" officeooo:paragraph-rsid="0038a459"/>
    </style:style>
    <style:style style:name="P1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color="#333333" loext:opacity="100%" style:font-name="Open Sans" fo:font-size="10pt" officeooo:rsid="0013acc2" officeooo:paragraph-rsid="0037927a" style:font-size-asian="10pt" style:font-size-complex="10pt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15%"/>
      <style:text-properties style:font-name="Open Sans" fo:font-size="12pt" fo:font-weight="normal" officeooo:rsid="002f6743" officeooo:paragraph-rsid="002f674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37927a" officeooo:paragraph-rsid="0037927a" style:font-size-asian="12pt" style:font-size-complex="12pt"/>
    </style:style>
    <style:style style:name="P16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2f6743" officeooo:paragraph-rsid="002f6743" style:font-size-asian="12pt" style:font-size-complex="12pt"/>
    </style:style>
    <style:style style:name="P17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35af67" officeooo:paragraph-rsid="0035af67" style:font-size-asian="12pt" style:font-size-complex="12pt"/>
    </style:style>
    <style:style style:name="P18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314257" officeooo:paragraph-rsid="00314257" style:font-size-asian="12pt" style:font-size-complex="12pt"/>
    </style:style>
    <style:style style:name="P19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314257" officeooo:paragraph-rsid="0032efcd" style:font-size-asian="12pt" style:font-size-complex="12pt"/>
    </style:style>
    <style:style style:name="P20" style:family="paragraph" style:parent-style-name="Standard" style:list-style-name="L2">
      <style:paragraph-properties fo:margin-top="0.101cm" fo:margin-bottom="0.101cm" style:contextual-spacing="false" fo:line-height="115%"/>
      <style:text-properties style:font-name="Open Sans" fo:font-size="12pt" officeooo:rsid="0032efcd" officeooo:paragraph-rsid="0032efcd" style:font-size-asian="12pt" style:font-size-complex="12pt"/>
    </style:style>
    <style:style style:name="P21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314257"/>
    </style:style>
    <style:style style:name="P22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35af67"/>
    </style:style>
    <style:style style:name="T1" style:family="text">
      <style:text-properties fo:color="#333333" loext:opacity="100%"/>
    </style:style>
    <style:style style:name="T2" style:family="text">
      <style:text-properties fo:color="#333333" loext:opacity="100%" style:font-name="Open Sans" fo:font-size="10pt" officeooo:rsid="0013acc2" style:font-size-asian="10pt" style:font-size-complex="10pt"/>
    </style:style>
    <style:style style:name="T3" style:family="text">
      <style:text-properties fo:color="#333333" loext:opacity="100%" style:font-name="Open Sans" fo:font-size="10pt" officeooo:rsid="0029038e" style:font-size-asian="10pt" style:font-size-complex="10pt"/>
    </style:style>
    <style:style style:name="T4" style:family="text">
      <style:text-properties fo:color="#333333" loext:opacity="100%" style:font-name="Open Sans" fo:font-size="10pt" officeooo:rsid="00376260" style:font-size-asian="10pt" style:font-size-complex="10pt"/>
    </style:style>
    <style:style style:name="T5" style:family="text">
      <style:text-properties fo:color="#333333" loext:opacity="100%" style:font-name="Open Sans" fo:font-size="10pt" fo:font-weight="bold" officeooo:rsid="0013acc2" style:font-size-asian="10pt" style:font-weight-asian="bold" style:font-size-complex="10pt" style:font-weight-complex="bold"/>
    </style:style>
    <style:style style:name="T6" style:family="text">
      <style:text-properties fo:color="#333333" loext:opacity="100%" style:font-name="Open Sans" fo:font-size="10pt" fo:font-weight="bold" officeooo:rsid="002cdfc5" style:font-size-asian="10pt" style:font-weight-asian="bold" style:font-size-complex="10pt" style:font-weight-complex="bold"/>
    </style:style>
    <style:style style:name="T7" style:family="text">
      <style:text-properties fo:color="#333333" loext:opacity="100%" style:font-name="Open Sans" fo:font-size="10pt" fo:font-weight="bold" officeooo:rsid="00376260" style:font-size-asian="10pt" style:font-weight-asian="bold" style:font-size-complex="10pt" style:font-weight-complex="bold"/>
    </style:style>
    <style:style style:name="T8" style:family="text">
      <style:text-properties fo:color="#333333" loext:opacity="100%" style:font-name="Open Sans" fo:font-size="10pt" fo:font-weight="bold" officeooo:rsid="0037908f" style:font-size-asian="10pt" style:font-weight-asian="bold" style:font-size-complex="10pt" style:font-weight-complex="bold"/>
    </style:style>
    <style:style style:name="T9" style:family="text">
      <style:text-properties fo:color="#333333" loext:opacity="100%" officeooo:rsid="002cdfc5"/>
    </style:style>
    <style:style style:name="T10" style:family="text">
      <style:text-properties fo:color="#333333" loext:opacity="100%" officeooo:rsid="00376260"/>
    </style:style>
    <style:style style:name="T11" style:family="text">
      <style:text-properties fo:color="#333333" loext:opacity="100%" officeooo:rsid="0038a459"/>
    </style:style>
    <style:style style:name="T12" style:family="text">
      <style:text-properties style:font-name="Open Sans" fo:font-size="12pt" style:font-size-asian="12pt" style:font-size-complex="12pt"/>
    </style:style>
    <style:style style:name="T13" style:family="text">
      <style:text-properties style:font-name="Open Sans" fo:font-size="12pt" officeooo:rsid="002b461e" style:font-size-asian="12pt" style:font-size-complex="12pt"/>
    </style:style>
    <style:style style:name="T14" style:family="text">
      <style:text-properties style:font-name="Open Sans" fo:font-size="12pt" officeooo:rsid="0037927a" style:font-size-asian="12pt" style:font-size-complex="12pt"/>
    </style:style>
    <style:style style:name="T15" style:family="text">
      <style:text-properties style:font-name="Open Sans" fo:font-size="12pt" officeooo:rsid="00314257" style:font-size-asian="12pt" style:font-size-complex="12pt"/>
    </style:style>
    <style:style style:name="T16" style:family="text">
      <style:text-properties style:font-name="Open Sans" fo:font-size="12pt" officeooo:rsid="003acb91" style:font-size-asian="12pt" style:font-size-complex="12pt"/>
    </style:style>
    <style:style style:name="T17" style:family="text">
      <style:text-properties style:font-name="Open Sans" fo:font-size="12pt" officeooo:rsid="003b1cf8" style:font-size-asian="12pt" style:font-size-complex="12pt"/>
    </style:style>
    <style:style style:name="T18" style:family="text">
      <style:text-properties style:font-name="Open Sans" fo:font-size="12pt" officeooo:rsid="0035af67" style:font-size-asian="12pt" style:font-size-complex="12pt"/>
    </style:style>
    <style:style style:name="T19" style:family="text">
      <style:text-properties officeooo:rsid="002f6743"/>
    </style:style>
    <style:style style:name="T20" style:family="text">
      <style:text-properties officeooo:rsid="00314257"/>
    </style:style>
    <style:style style:name="T21" style:family="text">
      <style:text-properties officeooo:rsid="0032efcd"/>
    </style:style>
    <style:style style:name="T22" style:family="text">
      <style:text-properties fo:font-weight="bold" officeooo:rsid="0032efcd" style:font-weight-asian="bold" style:font-weight-complex="bold"/>
    </style:style>
    <style:style style:name="T23" style:family="text">
      <style:text-properties officeooo:rsid="003e52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gazóns e imaxes <text:span text:style-name="T23">adaptables</text:span></text:p>
      <text:p text:style-name="P6"/>
      <text:p text:style-name="P7"><text:span text:style-name="T20">A) </text:span>Cuestións</text:p>
      <text:p text:style-name="P7"/>
      <text:list xml:id="list12437113" text:style-name="L1">
        <text:list-item>
          <text:p text:style-name="P14">Como podemos definir o ancho dunha imaxe sen empregar estilos?</text:p>
          <text:p text:style-name="P14"/>
        </text:list-item>
        <text:list-item>
          <text:p text:style-name="P14">Cita os 3 xeitos que vimos en clase para engadir estilos CSS ao código HTML.</text:p>
          <text:p text:style-name="P14"/>
        </text:list-item>
        <text:list-item>
          <text:p text:style-name="P14">Agora que temos 4 formas de definir o ancho dunha imaxe, descubre que pasa se definimos valores de ancho de imaxe distintos simultaneamente de dous xeitos diferentes. Fai as probas necesarias ata deducir a cales lle dá mais prioridade o navegador en caso de “conflito”. Por último, elabora unha lista coas 4 opcións que temos ordenadas de maior a menor prioridade.</text:p>
          <text:p text:style-name="P14"/>
        </text:list-item>
      </text:list>
      <text:p text:style-name="P7"><text:span text:style-name="T20">B) Páxina </text:span>Web</text:p>
      <text:p text:style-name="P1">Crea <text:span text:style-name="T20">un </text:span>documento HTML cunha páxina web co nome index.html <text:span text:style-name="T19">que cumpra as seguintes especificacións:</text:span></text:p>
      <text:list xml:id="list189829967" text:style-name="L2">
        <text:list-item>
          <text:p text:style-name="P15">O título da páxina debe ser “Praza do Obradoiro”</text:p>
        </text:list-item>
        <text:list-item>
          <text:p text:style-name="P16">O corpo da páxina debe ter unha anchura variable ata un máximo de 1000px.</text:p>
        </text:list-item>
        <text:list-item>
          <text:p text:style-name="P16">A cabeceira debe ocupar todo o ancho do corpo e 200px de alto, cunha imaxe de fondo.</text:p>
          <text:list>
            <text:list-header>
              <text:p text:style-name="P17">Podes escoller calquera con dimensións mínimas de 1000px x 200px pero sería recomendable que crees unha imaxe exactamente desas dimensión, para non desperdiciar ancho de banda cargando unha imaxe moi grande.</text:p>
            </text:list-header>
          </text:list>
        </text:list-item>
        <text:list-item>
          <text:p text:style-name="P18">Deberá ter un menú de navegación con tres elementos:</text:p>
          <text:list>
            <text:list-item>
              <text:p text:style-name="P18">“Inicio”</text:p>
            </text:list-item>
            <text:list-item>
              <text:p text:style-name="P18">“Concello de Santiago” cunha ligazón que leve a un artigo do mesmo título dentro desta mesma páxina.</text:p>
            </text:list-item>
            <text:list-item>
              <text:p text:style-name="P18">“Catedral de Santiago” cunha ligazón que leve a un artigo do mesmo título dentro desta mesma páxina.</text:p>
            </text:list-item>
          </text:list>
        </text:list-item>
        <text:list-item>
          <text:p text:style-name="P18">O contido principal da páxina serán dous apartados:</text:p>
          <text:list>
            <text:list-item>
              <text:p text:style-name="P18">“Concello de Santiago” que terá un título con este nome, un texto, e unha imaxe co logotipo do concello de Santiago, con 200px de ancho, que ao pulsar sobre ela lévanos á web do concello de Santiago: <text:a xlink:type="simple" xlink:href="http://santiagodecompostela.gal/" text:style-name="Internet_20_link" text:visited-style-name="Visited_20_Internet_20_Link">http://santiagodecompostela.gal/</text:a></text:p>
            </text:list-item>
            <text:list-item>
              <text:p text:style-name="P21"><text:span text:style-name="T15">“Catedral de Santiago” que terá un título con este nome, un texto, e unha imaxe da catedral de Santiago que variará segundo a anchura da ventá de navegación </text:span><text:soft-page-break/><text:span text:style-name="T15">empregando a etiqueta &lt;</text:span><text:span text:style-name="T16">img</text:span><text:span text:style-name="T15">&gt; </text:span><text:span text:style-name="T16">e os atributos srcset e sizes. </text:span><text:span text:style-name="T17">De</text:span><text:span text:style-name="T15"> seguido </text:span><text:span text:style-name="T17">haberá </text:span><text:span text:style-name="T15">máis </text:span><text:span text:style-name="T17">contido en </text:span><text:span text:style-name="T15">texto, e por último outra imaxe da catedral de Santiago que variará segundo a anchura da ventá de navegación empregando a etiqueta &lt;</text:span><text:span text:style-name="T16">picture</text:span><text:span text:style-name="T15">&gt; </text:span><text:span text:style-name="T16">e os elementos &lt;source&gt;</text:span><text:span text:style-name="T15">.</text:span></text:p>
              <text:list>
                <text:list-header>
                  <text:p text:style-name="P22"><text:span text:style-name="T18">Deberás </text:span><text:span text:style-name="T17">conseguir</text:span><text:span text:style-name="T18"> unha imaxe da catedral e obter dúas imaxes a partir desta: unha imaxe de 800px de ancho, e outra de 480px de ancho.</text:span></text:p>
                  <text:p text:style-name="P17">Cando a anchura da ventá de navegación sexa de 800px ou máis, o selector escollerá a imaxe de 800px de ancho. Cando a anchura sexa de 799px ou menos mostrarase a imaxe de 480px de ancho. </text:p>
                </text:list-header>
              </text:list>
            </text:list-item>
          </text:list>
        </text:list-item>
        <text:list-item>
          <text:p text:style-name="P19">Deberá ter un pé de páxina no que figura a dirección do edificio do concello.</text:p>
        </text:list-item>
      </text:list>
      <text:p text:style-name="P4"/>
      <text:list xml:id="list175735766873213" text:continue-numbering="true" text:style-name="L2">
        <text:list-header>
          <text:p text:style-name="P19"><text:span text:style-name="T21">Podes usar as seguintes propiedades nos </text:span><text:span text:style-name="T22">estilos</text:span><text:span text:style-name="T21">:</text:span></text:p>
          <text:list>
            <text:list-item>
              <text:p text:style-name="P20">Para centrar o corpo da páxina e as imaxes:</text:p>
              <text:list>
                <text:list-header>
                  <text:p text:style-name="P20">margin: 0 auto;</text:p>
                </text:list-header>
              </text:list>
            </text:list-item>
            <text:list-item>
              <text:p text:style-name="P20">Para establecer a imaxe de fondo da cabeceira centrada e sen repetirse:</text:p>
              <text:list>
                <text:list-header>
                  <text:p text:style-name="P20">background: url(nomedaimaxe.jpg) no-repeat center;</text:p>
                </text:list-header>
              </text:list>
            </text:list-item>
            <text:list-item>
              <text:p text:style-name="P20">Para o recheo nos elementos de contido (para que o texto non chegue ao borde):</text:p>
              <text:list>
                <text:list-header>
                  <text:p text:style-name="P20">padding: 20px;</text:p>
                </text:list-header>
              </text:list>
            </text:list-item>
            <text:list-item>
              <text:p text:style-name="P20">Para cambiar a cor de fondo da páxina (&lt;html&gt;) ou do corpo (&lt;body&gt;):</text:p>
              <text:list>
                <text:list-header>
                  <text:p text:style-name="P20">background-color: corescollida;</text:p>
                </text:list-header>
              </text:list>
            </text:list-item>
            <text:list-item>
              <text:p text:style-name="P20">Para fixar o ancho do corpo variable pero con máximo 1000px:</text:p>
            </text:list-item>
          </text:list>
        </text:list-header>
      </text:list>
      <text:p text:style-name="P5"><text:tab/><text:tab/>width: 100%;</text:p>
      <text:p text:style-name="P5"><text:tab/><text:tab/>max-width: 1000px;</text:p>
      <text:list xml:id="list175735828096161" text:continue-numbering="true" text:style-name="L2">
        <text:list-item>
          <text:list>
            <text:list-item>
              <text:p text:style-name="P20">Para mostrar as imaxes como elemento de bloque:</text:p>
            </text:list-item>
          </text:list>
        </text:list-item>
      </text:list>
      <text:p text:style-name="P3"><text:tab/><text:tab/>display: block;</text:p>
      <text:p text:style-name="P2"/>
      <text:p text:style-name="P10"><text:span text:style-name="T13">Os contidos deben estar estruturados para que teñan sentido semántico, </text:span><text:span text:style-name="T14">empregando as etiquetas que vimos de HTML5.</text:span></text:p>
      <text:p text:style-name="P12"><text:span text:style-name="T14">N</text:span><text:span text:style-name="T12">a tarefa do mestre tes capturas dun exemplo.</text:span></text:p>
      <text:p text:style-name="P13"/>
      <text:p text:style-name="P13"/>
      <text:p text:style-name="P9"><text:span text:style-name="T1">Entrega </text:span><text:span text:style-name="T10">as cuestións respondidas </text:span><text:span text:style-name="T11">n</text:span><text:span text:style-name="T10">un documento pdf que vaia incluído nun único ficheiro comprimido xunto cos </text:span><text:span text:style-name="T9">os </text:span><text:span text:style-name="T10">ficheiros da páxina web.</text:span></text:p>
      <text:p text:style-name="P11"><text:span text:style-name="T2">O nome do </text:span><text:span text:style-name="T3">ficheiro </text:span><text:span text:style-name="T4">da entrega</text:span><text:span text:style-name="T2"> debe ter a seguinte estrutura: </text:span><text:span text:style-name="T5">Apelido_Nome_</text:span><text:span text:style-name="T8">T3</text:span><text:span text:style-name="T7">.</text:span><text:span text:style-name="T6">zi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7:00:02.493000000</meta:creation-date>
    <dc:date>2020-11-25T17:57:34.872000000</dc:date>
    <meta:editing-duration>PT2H2M56S</meta:editing-duration>
    <meta:editing-cycles>28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9" meta:word-count="596" meta:character-count="3403" meta:non-whitespace-character-count="2867"/>
  </office:meta>
</office:document-meta>
</file>